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7pt" style:font-size-asian="7pt"/>
    </style:style>
    <style:style style:name="P2" style:family="paragraph" style:parent-style-name="Frame_20_contents">
      <style:paragraph-properties fo:margin-left="0.0417in" fo:margin-right="0in" fo:margin-top="0.0071in" fo:margin-bottom="0in" loext:contextual-spacing="false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5119f0" style:font-size-asian="12pt" style:font-size-complex="12pt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53dd4d" style:font-size-asian="12pt" style:font-size-complex="12pt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540bc4" style:font-size-asian="12pt" style:font-size-complex="12pt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554a9a" style:font-size-asian="12pt" style:font-size-complex="12pt"/>
    </style:style>
    <style:style style:name="P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5cc73f" style:font-size-asian="12pt" style:font-size-complex="12pt"/>
    </style:style>
    <style:style style:name="P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59c8a3" style:font-size-asian="12pt" style:font-size-complex="12pt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5e3182" style:font-size-asian="12pt" style:font-size-complex="12pt"/>
    </style:style>
    <style:style style:name="P1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582eb3" style:font-size-asian="12pt" style:font-size-complex="12pt"/>
    </style:style>
    <style:style style:name="P1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584464" style:font-size-asian="12pt" style:font-size-complex="12pt"/>
    </style:style>
    <style:style style:name="P1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5fb6b3" style:font-size-asian="12pt" style:font-size-complex="12pt"/>
    </style:style>
    <style:style style:name="P1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611b40" style:font-size-asian="12pt" style:font-size-complex="12pt"/>
    </style:style>
    <style:style style:name="P1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623b1e" style:font-size-asian="12pt" style:font-size-complex="12pt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65e571" style:font-size-asian="12pt" style:font-size-complex="12pt"/>
    </style:style>
    <style:style style:name="P1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665c8f" style:font-size-asian="12pt" style:font-size-complex="12pt"/>
    </style:style>
    <style:style style:name="P1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6767e7" style:font-size-asian="12pt" style:font-size-complex="12pt"/>
    </style:style>
    <style:style style:name="P1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font-name="Times New Roman" fo:font-size="12pt" officeooo:paragraph-rsid="0067ce3e" style:font-size-asian="12pt" style:font-size-complex="12pt"/>
    </style:style>
    <style:style style:name="P2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59c8a3" style:font-size-asian="12pt" style:font-size-complex="12pt"/>
    </style:style>
    <style:style style:name="P2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rsid="0015a3a6" officeooo:paragraph-rsid="0059c8a3" style:font-size-asian="12pt" style:font-size-complex="12pt"/>
    </style:style>
    <style:style style:name="P2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086bd" officeooo:paragraph-rsid="0059c8a3" style:font-size-asian="12pt" style:font-name-complex="Times New Roman1" style:font-size-complex="12pt"/>
    </style:style>
    <style:style style:name="P2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2176e" officeooo:paragraph-rsid="0059c8a3" style:font-size-asian="12pt" style:font-name-complex="Times New Roman1" style:font-size-complex="12pt"/>
    </style:style>
    <style:style style:name="P2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6dcde" style:font-size-asian="12pt" style:font-size-complex="12pt"/>
    </style:style>
    <style:style style:name="P2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fo:color="#000000" style:font-name="Times New Roman" fo:font-size="12pt" fo:letter-spacing="normal" fo:language="uk" fo:country="UA" fo:font-style="normal" style:text-underline-style="none" fo:font-weight="normal" officeooo:rsid="00121e03" officeooo:paragraph-rsid="005119f0" style:font-size-asian="12pt" style:font-name-complex="Times New Roman1" style:font-size-complex="12pt" style:language-complex="ar" style:country-complex="SA"/>
    </style:style>
    <style:style style:name="P2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631629" officeooo:paragraph-rsid="00665c8f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2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fo:color="#212121" style:font-name="Times New Roman" fo:font-size="12pt" fo:language="uk" fo:country="UA" style:text-underline-style="none" officeooo:paragraph-rsid="0053dd4d" style:font-size-asian="12pt" style:font-name-complex="Times New Roman" style:font-size-complex="12pt" style:language-complex="ar" style:country-complex="SA"/>
    </style:style>
    <style:style style:name="P2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40bc4" style:font-name-asian="Symbol1" style:font-size-asian="12pt" style:font-name-complex="Times New Roman" style:font-size-complex="12pt" style:language-complex="ar" style:country-complex="SA"/>
    </style:style>
    <style:style style:name="P2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54a9a" style:font-name-asian="Symbol1" style:font-size-asian="12pt" style:font-name-complex="Times New Roman" style:font-size-complex="12pt" style:language-complex="ar" style:country-complex="SA"/>
    </style:style>
    <style:style style:name="P3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cc73f" style:font-name-asian="Symbol1" style:font-size-asian="12pt" style:font-name-complex="Times New Roman" style:font-size-complex="12pt" style:language-complex="ar" style:country-complex="SA"/>
    </style:style>
    <style:style style:name="P3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9c8a3" style:font-name-asian="Symbol1" style:font-size-asian="12pt" style:font-name-complex="Times New Roman" style:font-size-complex="12pt" style:language-complex="ar" style:country-complex="SA"/>
    </style:style>
    <style:style style:name="P3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70a50" style:font-name-asian="Symbol1" style:font-size-asian="12pt" style:font-name-complex="Times New Roman" style:font-size-complex="12pt" style:language-complex="ar" style:country-complex="SA"/>
    </style:style>
    <style:style style:name="P3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e3182" style:font-name-asian="Symbol1" style:font-size-asian="12pt" style:font-name-complex="Times New Roman" style:font-size-complex="12pt" style:language-complex="ar" style:country-complex="SA"/>
    </style:style>
    <style:style style:name="P3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82eb3" style:font-name-asian="Symbol1" style:font-size-asian="12pt" style:font-name-complex="Times New Roman" style:font-size-complex="12pt" style:language-complex="ar" style:country-complex="SA"/>
    </style:style>
    <style:style style:name="P3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84464" style:font-name-asian="Symbol1" style:font-size-asian="12pt" style:font-name-complex="Times New Roman" style:font-size-complex="12pt" style:language-complex="ar" style:country-complex="SA"/>
    </style:style>
    <style:style style:name="P3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fb6b3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11b40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23b1e" style:font-name-asian="Symbol1" style:font-size-asian="12pt" style:font-name-complex="Times New Roman" style:font-size-complex="12pt" style:language-complex="ar" style:country-complex="SA"/>
    </style:style>
    <style:style style:name="P3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5e571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2f7a6" style:font-name-asian="Symbol1" style:font-size-asian="12pt" style:font-name-complex="Times New Roman" style:font-size-complex="12pt" style:language-complex="ar" style:country-complex="SA"/>
    </style:style>
    <style:style style:name="P4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6dcde" style:font-name-asian="Symbol1" style:font-size-asian="12pt" style:font-name-complex="Times New Roman" style:font-size-complex="12pt" style:language-complex="ar" style:country-complex="SA"/>
    </style:style>
    <style:style style:name="P4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767e7" style:font-name-asian="Symbol1" style:font-size-asian="12pt" style:font-name-complex="Times New Roman" style:font-size-complex="12pt" style:language-complex="ar" style:country-complex="SA"/>
    </style:style>
    <style:style style:name="P4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9c8a3" style:font-name-asian="Symbol1" style:font-size-asian="12pt" style:font-name-complex="Times New Roman" style:font-size-complex="12pt" style:language-complex="ar" style:country-complex="SA"/>
    </style:style>
    <style:style style:name="P4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84464" style:font-name-asian="Symbol1" style:font-size-asian="12pt" style:font-name-complex="Times New Roman" style:font-size-complex="12pt" style:language-complex="ar" style:country-complex="SA"/>
    </style:style>
    <style:style style:name="P4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6dcde" style:font-name-asian="Symbol1" style:font-size-asian="12pt" style:font-name-complex="Times New Roman" style:font-size-complex="12pt" style:language-complex="ar" style:country-complex="SA"/>
    </style:style>
    <style:style style:name="P4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59c8a3" style:font-name-asian="Symbol1" style:font-size-asian="12pt" style:font-name-complex="Times New Roman1" style:font-size-complex="12pt" style:language-complex="ar" style:country-complex="SA"/>
    </style:style>
    <style:style style:name="P4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26e28c" officeooo:paragraph-rsid="0067ce3e" style:font-name-asian="Symbol1" style:font-size-asian="12pt" style:font-style-asian="normal" style:font-name-complex="Times New Roman1" style:font-size-complex="12pt" style:language-complex="ar" style:country-complex="SA" style:font-style-complex="normal"/>
    </style:style>
    <style:style style:name="P4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use-window-font-color="true" style:text-position="0% 100%" style:font-name="Times New Roman" fo:font-size="14pt" fo:language="uk" fo:country="UA" fo:font-style="normal" style:text-underline-style="none" officeooo:rsid="0015a3a6" officeooo:paragraph-rsid="0067ce3e" style:font-name-asian="Symbol1" style:font-size-asian="14pt" style:font-style-asian="normal" style:font-name-complex="Times New Roman" style:font-size-complex="12pt" style:language-complex="ar" style:country-complex="SA" style:font-style-complex="normal"/>
    </style:style>
    <style:style style:name="P49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50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style:text-underline-style="none" officeooo:rsid="00121e03" officeooo:paragraph-rsid="005119f0" style:font-size-asian="12pt" style:font-size-complex="12pt"/>
    </style:style>
    <style:style style:name="P5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52247e" style:font-size-asian="12pt" style:font-name-complex="Times New Roman1" style:font-size-complex="12pt"/>
    </style:style>
    <style:style style:name="P5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text-line-through-style="none" style:text-line-through-type="none" style:font-name="Times New Roman" fo:font-size="12pt" fo:language="uk" fo:country="UA" style:text-underline-style="none" officeooo:paragraph-rsid="005ba8e3" style:font-size-asian="12pt" style:font-name-complex="Times New Roman1" style:font-size-complex="12pt" style:language-complex="ar" style:country-complex="SA"/>
    </style:style>
    <style:style style:name="P5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5ba8e3" style:font-size-asian="12pt" style:font-name-complex="Times New Roman" style:font-size-complex="12pt" style:language-complex="ar" style:country-complex="SA"/>
    </style:style>
    <style:style style:name="P5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138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3ee8a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use-window-font-color="true" style:text-position="0% 100%" fo:language="uk" fo:country="UA" style:text-underline-style="none" officeooo:rsid="00260e85" style:font-name-asian="Symbol1" style:font-name-complex="Times New Roman" style:language-complex="ar" style:country-complex="SA"/>
    </style:style>
    <style:style style:name="T2" style:family="text">
      <style:text-properties style:use-window-font-color="true" style:text-position="0% 100%" fo:language="uk" fo:country="UA" style:text-underline-style="none" officeooo:rsid="0015a3a6" style:font-name-asian="Symbol1" style:font-name-complex="Times New Roman" style:language-complex="ar" style:country-complex="SA"/>
    </style:style>
    <style:style style:name="T3" style:family="text">
      <style:text-properties style:use-window-font-color="true" style:text-position="0% 100%" fo:language="uk" fo:country="UA" style:text-underline-style="none" officeooo:rsid="0050c67b" style:font-name-asian="Symbol1" style:font-name-complex="Times New Roman" style:language-complex="ar" style:country-complex="SA"/>
    </style:style>
    <style:style style:name="T4" style:family="text">
      <style:text-properties style:use-window-font-color="true" style:text-position="0% 100%" fo:language="uk" fo:country="UA" style:text-underline-style="none" officeooo:rsid="00554a9a" style:font-name-asian="Symbol1" style:font-name-complex="Times New Roman" style:language-complex="ar" style:country-complex="SA"/>
    </style:style>
    <style:style style:name="T5" style:family="text">
      <style:text-properties style:use-window-font-color="true" style:text-position="0% 100%" fo:language="uk" fo:country="UA" style:text-underline-style="none" officeooo:rsid="00563c6c" style:font-name-asian="Symbol1" style:font-name-complex="Times New Roman" style:language-complex="ar" style:country-complex="SA"/>
    </style:style>
    <style:style style:name="T6" style:family="text">
      <style:text-properties style:use-window-font-color="true" style:text-position="0% 100%" fo:language="uk" fo:country="UA" style:text-underline-style="none" officeooo:rsid="00570a50" style:font-name-asian="Symbol1" style:font-name-complex="Times New Roman" style:language-complex="ar" style:country-complex="SA"/>
    </style:style>
    <style:style style:name="T7" style:family="text">
      <style:text-properties style:use-window-font-color="true" style:text-position="0% 100%" fo:language="uk" fo:country="UA" style:text-underline-style="none" officeooo:rsid="00582eb3" style:font-name-asian="Symbol1" style:font-name-complex="Times New Roman" style:language-complex="ar" style:country-complex="SA"/>
    </style:style>
    <style:style style:name="T8" style:family="text">
      <style:text-properties style:use-window-font-color="true" style:text-position="0% 100%" fo:language="uk" fo:country="UA" style:text-underline-style="none" officeooo:rsid="00555d4e" style:font-name-asian="Symbol1" style:font-name-complex="Times New Roman" style:language-complex="ar" style:country-complex="SA"/>
    </style:style>
    <style:style style:name="T9" style:family="text">
      <style:text-properties style:use-window-font-color="true" style:text-position="0% 100%" fo:language="uk" fo:country="UA" style:text-underline-style="none" officeooo:rsid="005698f1" style:font-name-asian="Symbol1" style:font-name-complex="Times New Roman" style:language-complex="ar" style:country-complex="SA"/>
    </style:style>
    <style:style style:name="T10" style:family="text">
      <style:text-properties style:use-window-font-color="true" style:text-position="0% 100%" fo:language="uk" fo:country="UA" style:text-underline-style="none" officeooo:rsid="00584464" style:font-name-asian="Symbol1" style:font-name-complex="Times New Roman" style:language-complex="ar" style:country-complex="SA"/>
    </style:style>
    <style:style style:name="T11" style:family="text">
      <style:text-properties style:use-window-font-color="true" style:text-position="0% 100%" fo:language="uk" fo:country="UA" style:text-underline-style="none" officeooo:rsid="00589ce6" style:font-name-asian="Symbol1" style:font-name-complex="Times New Roman" style:language-complex="ar" style:country-complex="SA"/>
    </style:style>
    <style:style style:name="T12" style:family="text">
      <style:text-properties style:use-window-font-color="true" style:text-position="0% 100%" fo:language="uk" fo:country="UA" style:text-underline-style="none" officeooo:rsid="0059c8a3" style:font-name-asian="Symbol1" style:font-name-complex="Times New Roman" style:language-complex="ar" style:country-complex="SA"/>
    </style:style>
    <style:style style:name="T13" style:family="text">
      <style:text-properties style:use-window-font-color="true" style:text-position="0% 100%" fo:language="uk" fo:country="UA" style:text-underline-style="none" officeooo:rsid="005c9de9" style:font-name-asian="Symbol1" style:font-name-complex="Times New Roman" style:language-complex="ar" style:country-complex="SA"/>
    </style:style>
    <style:style style:name="T14" style:family="text">
      <style:text-properties style:use-window-font-color="true" style:text-position="0% 100%" fo:language="uk" fo:country="UA" style:text-underline-style="none" officeooo:rsid="00604bfc" style:font-name-asian="Symbol1" style:font-name-complex="Times New Roman" style:language-complex="ar" style:country-complex="SA"/>
    </style:style>
    <style:style style:name="T15" style:family="text">
      <style:text-properties style:use-window-font-color="true" style:text-position="0% 100%" fo:language="uk" fo:country="UA" style:text-underline-style="none" officeooo:rsid="0062ee47" style:font-name-asian="Symbol1" style:font-name-complex="Times New Roman" style:language-complex="ar" style:country-complex="SA"/>
    </style:style>
    <style:style style:name="T16" style:family="text">
      <style:text-properties style:use-window-font-color="true" style:text-position="0% 100%" fo:language="uk" fo:country="UA" style:text-underline-style="none" officeooo:rsid="0065921e" style:font-name-asian="Symbol1" style:font-name-complex="Times New Roman" style:language-complex="ar" style:country-complex="SA"/>
    </style:style>
    <style:style style:name="T17" style:family="text">
      <style:text-properties style:use-window-font-color="true" style:text-position="0% 100%" fo:language="uk" fo:country="UA" style:text-underline-style="none" officeooo:rsid="00611294" style:font-name-asian="Symbol1" style:font-name-complex="Times New Roman" style:language-complex="ar" style:country-complex="SA"/>
    </style:style>
    <style:style style:name="T18" style:family="text">
      <style:text-properties style:use-window-font-color="true" style:text-position="0% 100%" fo:language="uk" fo:country="UA" style:text-underline-style="none" officeooo:rsid="005fb6b3" style:font-name-asian="Symbol1" style:font-name-complex="Times New Roman" style:language-complex="ar" style:country-complex="SA"/>
    </style:style>
    <style:style style:name="T19" style:family="text">
      <style:text-properties style:use-window-font-color="true" style:text-position="0% 100%" fo:language="uk" fo:country="UA" style:text-underline-style="none" officeooo:rsid="00682912" style:font-name-asian="Symbol1" style:font-name-complex="Times New Roman" style:language-complex="ar" style:country-complex="SA"/>
    </style:style>
    <style:style style:name="T20" style:family="text">
      <style:text-properties style:use-window-font-color="true" style:text-position="0% 100%" fo:language="uk" fo:country="UA" style:text-underline-style="none" officeooo:rsid="006a485b" style:font-name-asian="Symbol1" style:font-name-complex="Times New Roman" style:language-complex="ar" style:country-complex="SA"/>
    </style:style>
    <style:style style:name="T21" style:family="text">
      <style:text-properties style:use-window-font-color="true" style:text-position="0% 100%" fo:language="uk" fo:country="UA" style:text-underline-style="none" officeooo:rsid="00631629" style:font-name-asian="Symbol1" style:font-name-complex="Times New Roman" style:language-complex="ar" style:country-complex="SA"/>
    </style:style>
    <style:style style:name="T22" style:family="text">
      <style:text-properties style:use-window-font-color="true" style:text-position="0% 100%" fo:language="uk" fo:country="UA" style:text-underline-style="none" officeooo:rsid="00702cc8" style:font-name-asian="Symbol1" style:font-name-complex="Times New Roman" style:language-complex="ar" style:country-complex="SA"/>
    </style:style>
    <style:style style:name="T23" style:family="text">
      <style:text-properties style:use-window-font-color="true" style:text-position="0% 100%" fo:language="uk" fo:country="UA" style:text-underline-style="none" officeooo:rsid="006ab06e" style:font-name-asian="Symbol1" style:font-name-complex="Times New Roman" style:language-complex="ar" style:country-complex="SA"/>
    </style:style>
    <style:style style:name="T24" style:family="text">
      <style:text-properties style:use-window-font-color="true" style:text-position="0% 100%" fo:language="uk" fo:country="UA" fo:font-style="normal" style:text-underline-style="none" officeooo:rsid="0072ad5d" style:font-name-asian="Symbol1" style:font-size-asian="10.5pt" style:font-style-asian="normal" style:font-name-complex="Times New Roman" style:language-complex="ar" style:country-complex="SA" style:font-style-complex="normal"/>
    </style:style>
    <style:style style:name="T25" style:family="text">
      <style:text-properties style:use-window-font-color="true" style:text-position="0% 100%" style:font-name="Times New Roman" fo:language="uk" fo:country="UA" style:text-underline-style="none" officeooo:rsid="0015a3a6" style:font-name-asian="Symbol1" style:font-name-complex="Times New Roman" style:language-complex="ar" style:country-complex="SA"/>
    </style:style>
    <style:style style:name="T26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27" style:family="text">
      <style:text-properties style:use-window-font-color="true" style:text-position="0% 100%" officeooo:rsid="00702cc8" style:font-name-asian="Symbol1" style:font-name-complex="Times New Roman" style:language-complex="ar" style:country-complex="SA"/>
    </style:style>
    <style:style style:name="T28" style:family="text">
      <style:text-properties style:use-window-font-color="true" style:text-position="0% 100%" fo:font-size="14pt" fo:language="uk" fo:country="UA" style:text-underline-style="none" officeooo:rsid="0015a3a6" style:font-name-asian="Symbol1" style:font-size-asian="14pt" style:font-name-complex="Times New Roman" style:language-complex="ar" style:country-complex="SA"/>
    </style:style>
    <style:style style:name="T29" style:family="text">
      <style:text-properties style:use-window-font-color="true" style:text-position="0% 100%" fo:font-size="14pt" fo:language="uk" fo:country="UA" fo:font-style="italic" style:text-underline-style="none" officeooo:rsid="0015a3a6" style:font-name-asian="Symbol1" style:font-size-asian="14pt" style:font-style-asian="italic" style:font-name-complex="Times New Roman" style:language-complex="ar" style:country-complex="SA"/>
    </style:style>
    <style:style style:name="T30" style:family="text">
      <style:text-properties style:use-window-font-color="true" style:text-position="0% 100%" fo:font-size="14pt" fo:language="uk" fo:country="UA" fo:font-style="italic" style:text-underline-style="none" officeooo:rsid="0015a3a6" style:font-name-asian="Symbol1" style:font-size-asian="14pt" style:font-style-asian="italic" style:font-name-complex="Times New Roman" style:language-complex="ar" style:country-complex="SA" style:font-style-complex="normal"/>
    </style:style>
    <style:style style:name="T31" style:family="text">
      <style:text-properties style:use-window-font-color="true" style:text-position="0% 100%" fo:font-size="14pt" fo:language="uk" fo:country="UA" fo:font-style="italic" style:text-underline-style="none" officeooo:rsid="00748223" style:font-name-asian="Symbol1" style:font-size-asian="14pt" style:font-style-asian="italic" style:font-name-complex="Times New Roman" style:language-complex="ar" style:country-complex="SA" style:font-style-complex="normal"/>
    </style:style>
    <style:style style:name="T32" style:family="text">
      <style:text-properties style:use-window-font-color="true" style:text-position="0% 100%" fo:font-size="14pt" fo:language="uk" fo:country="UA" fo:font-style="italic" style:text-underline-style="none" officeooo:rsid="0072ad5d" style:font-name-asian="Symbol1" style:font-size-asian="14pt" style:font-style-asian="italic" style:font-name-complex="Times New Roman" style:language-complex="ar" style:country-complex="SA" style:font-style-complex="normal"/>
    </style:style>
    <style:style style:name="T33" style:family="text">
      <style:text-properties style:use-window-font-color="true" style:text-position="0% 100%" fo:font-size="14pt" fo:language="uk" fo:country="UA" fo:font-style="normal" style:text-underline-style="none" officeooo:rsid="00748223" style:font-name-asian="Symbol1" style:font-size-asian="14pt" style:font-style-asian="normal" style:font-name-complex="Times New Roman" style:language-complex="ar" style:country-complex="SA" style:font-style-complex="normal"/>
    </style:style>
    <style:style style:name="T34" style:family="text">
      <style:text-properties style:use-window-font-color="true" style:text-position="0% 100%" fo:font-size="14pt" fo:language="uk" fo:country="UA" fo:font-style="normal" style:text-underline-style="none" officeooo:rsid="0015a3a6" style:font-name-asian="Symbol1" style:font-size-asian="14pt" style:font-style-asian="normal" style:font-name-complex="Times New Roman" style:language-complex="ar" style:country-complex="SA" style:font-style-complex="normal"/>
    </style:style>
    <style:style style:name="T35" style:family="text">
      <style:text-properties style:use-window-font-color="true" style:text-position="0% 100%" fo:font-size="14pt" fo:language="uk" fo:country="UA" fo:font-style="normal" style:text-underline-style="none" officeooo:rsid="0072ad5d" style:font-name-asian="Symbol1" style:font-size-asian="14pt" style:font-style-asian="normal" style:font-name-complex="Times New Roman" style:language-complex="ar" style:country-complex="SA" style:font-style-complex="normal"/>
    </style:style>
    <style:style style:name="T36" style:family="text">
      <style:text-properties style:use-window-font-color="true" style:text-position="0% 100%" fo:font-size="14pt" fo:language="uk" fo:country="UA" fo:font-style="normal" style:text-underline-style="none" officeooo:rsid="0073f3e7" style:font-name-asian="Symbol1" style:font-size-asian="14pt" style:font-style-asian="normal" style:font-name-complex="Times New Roman" style:language-complex="ar" style:country-complex="SA" style:font-style-complex="normal"/>
    </style:style>
    <style:style style:name="T37" style:family="text">
      <style:text-properties style:use-window-font-color="true" style:text-position="0% 100%" fo:font-size="14pt" fo:letter-spacing="0.0437in" fo:language="uk" fo:country="UA" style:text-underline-style="none" officeooo:rsid="0015a3a6" style:font-name-asian="Symbol1" style:font-size-asian="14pt" style:font-name-complex="Times New Roman" style:language-complex="ar" style:country-complex="SA"/>
    </style:style>
    <style:style style:name="T38" style:family="text">
      <style:text-properties style:use-window-font-color="true" style:text-position="0% 100%" style:text-underline-style="none" style:font-name-asian="Symbol1" style:font-name-complex="Times New Roman" style:language-complex="ar" style:country-complex="SA"/>
    </style:style>
    <style:style style:name="T39" style:family="text">
      <style:text-properties style:use-window-font-color="true" style:text-position="0% 100%" style:text-underline-style="none" officeooo:rsid="006ab06e" style:font-name-asian="Symbol1" style:font-name-complex="Times New Roman" style:language-complex="ar" style:country-complex="SA"/>
    </style:style>
    <style:style style:name="T40" style:family="text">
      <style:text-properties style:use-window-font-color="true" style:text-position="sub 58%" fo:language="uk" fo:country="UA" style:text-underline-style="none" officeooo:rsid="00260e85" style:font-name-asian="Symbol1" style:font-name-complex="Times New Roman" style:language-complex="ar" style:country-complex="SA"/>
    </style:style>
    <style:style style:name="T41" style:family="text">
      <style:text-properties style:use-window-font-color="true" style:text-position="sub 58%" fo:language="uk" fo:country="UA" style:text-underline-style="none" officeooo:rsid="0015a3a6" style:font-name-asian="Symbol1" style:font-name-complex="Times New Roman" style:language-complex="ar" style:country-complex="SA"/>
    </style:style>
    <style:style style:name="T42" style:family="text">
      <style:text-properties style:use-window-font-color="true" style:text-position="sub 58%" fo:language="uk" fo:country="UA" style:text-underline-style="none" officeooo:rsid="00631629" style:font-name-asian="Symbol1" style:font-name-complex="Times New Roman" style:language-complex="ar" style:country-complex="SA"/>
    </style:style>
    <style:style style:name="T43" style:family="text">
      <style:text-properties style:use-window-font-color="true" style:text-position="super 58%" fo:language="uk" fo:country="UA" style:text-underline-style="none" officeooo:rsid="0015a3a6" style:font-name-asian="Symbol1" style:font-name-complex="Times New Roman" style:language-complex="ar" style:country-complex="SA"/>
    </style:style>
    <style:style style:name="T44" style:family="text">
      <style:text-properties style:use-window-font-color="true" style:text-position="super 58%" fo:language="uk" fo:country="UA" style:text-underline-style="none" officeooo:rsid="00557f9b" style:font-name-asian="Symbol1" style:font-name-complex="Times New Roman" style:language-complex="ar" style:country-complex="SA"/>
    </style:style>
    <style:style style:name="T45" style:family="text">
      <style:text-properties style:use-window-font-color="true" style:text-position="super 58%" fo:language="uk" fo:country="UA" style:text-underline-style="none" officeooo:rsid="00631629" style:font-name-asian="Symbol1" style:font-name-complex="Times New Roman" style:language-complex="ar" style:country-complex="SA"/>
    </style:style>
    <style:style style:name="T46" style:family="text">
      <style:text-properties style:use-window-font-color="true" style:text-position="super 58%" fo:font-size="14pt" fo:language="uk" fo:country="UA" fo:font-style="normal" style:text-underline-style="none" officeooo:rsid="00748223" style:font-name-asian="Symbol1" style:font-size-asian="14pt" style:font-style-asian="normal" style:font-name-complex="Times New Roman" style:language-complex="ar" style:country-complex="SA" style:font-style-complex="normal"/>
    </style:style>
    <style:style style:name="T47" style:family="text">
      <style:text-properties style:use-window-font-color="true" style:text-position="-13% 100%" fo:font-size="8pt" fo:language="uk" fo:country="UA" fo:font-style="italic" style:text-underline-style="none" officeooo:rsid="0015a3a6" style:font-name-asian="Symbol1" style:font-size-asian="8pt" style:font-style-asian="italic" style:font-name-complex="Times New Roman" style:language-complex="ar" style:country-complex="SA"/>
    </style:style>
    <style:style style:name="T48" style:family="text">
      <style:text-properties style:use-window-font-color="true" style:text-position="-13% 100%" fo:font-size="8pt" fo:language="uk" fo:country="UA" fo:font-style="italic" style:text-underline-style="none" officeooo:rsid="0015a3a6" style:font-name-asian="Symbol1" style:font-size-asian="8pt" style:font-style-asian="italic" style:font-name-complex="Times New Roman" style:language-complex="ar" style:country-complex="SA" style:font-style-complex="normal"/>
    </style:style>
    <style:style style:name="T49" style:family="text">
      <style:text-properties style:use-window-font-color="true" style:text-position="-13% 100%" fo:font-size="8pt" fo:language="uk" fo:country="UA" style:text-underline-style="none" officeooo:rsid="0015a3a6" style:font-name-asian="Symbol1" style:font-size-asian="8pt" style:font-name-complex="Times New Roman" style:language-complex="ar" style:country-complex="SA"/>
    </style:style>
    <style:style style:name="T50" style:family="text">
      <style:text-properties style:use-window-font-color="true" style:text-position="-13% 100%" fo:font-size="8pt" fo:language="uk" fo:country="UA" fo:font-style="normal" style:text-underline-style="none" officeooo:rsid="0015a3a6" style:font-name-asian="Symbol1" style:font-size-asian="8pt" style:font-style-asian="normal" style:font-name-complex="Times New Roman" style:language-complex="ar" style:country-complex="SA" style:font-style-complex="normal"/>
    </style:style>
    <style:style style:name="T51" style:family="text">
      <style:text-properties style:use-window-font-color="true" style:text-position="69% 100%" fo:font-size="8pt" fo:language="uk" fo:country="UA" fo:font-style="italic" style:text-underline-style="none" officeooo:rsid="0015a3a6" style:font-name-asian="Symbol1" style:font-size-asian="8pt" style:font-style-asian="italic" style:font-name-complex="Times New Roman" style:language-complex="ar" style:country-complex="SA"/>
    </style:style>
    <style:style style:name="T52" style:family="text">
      <style:text-properties style:use-window-font-color="true" fo:language="uk" fo:country="UA" officeooo:rsid="0059c8a3" style:font-name-asian="Calibri" style:font-name-complex="Times New Roman1" style:language-complex="ar" style:country-complex="SA"/>
    </style:style>
    <style:style style:name="T53" style:family="text">
      <style:text-properties fo:font-variant="normal" fo:text-transform="none" fo:color="#000000" fo:letter-spacing="normal" fo:language="uk" fo:country="UA" fo:font-style="normal" fo:font-weight="normal" style:font-name-complex="Times New Roman1"/>
    </style:style>
    <style:style style:name="T54" style:family="text">
      <style:text-properties fo:font-variant="normal" fo:text-transform="none" fo:color="#000000" fo:letter-spacing="normal" fo:language="uk" fo:country="UA" fo:font-style="normal" style:text-underline-style="none" fo:font-weight="normal" officeooo:rsid="00121e03" style:font-name-complex="Times New Roman1" style:language-complex="ar" style:country-complex="SA"/>
    </style:style>
    <style:style style:name="T55" style:family="text">
      <style:text-properties fo:font-variant="normal" fo:text-transform="none" fo:color="#000000" fo:letter-spacing="normal" fo:language="uk" fo:country="UA" fo:font-style="normal" style:text-underline-style="none" fo:font-weight="normal" officeooo:rsid="000d634d" style:font-name-complex="Times New Roman1" style:language-complex="ar" style:country-complex="SA"/>
    </style:style>
    <style:style style:name="T56" style:family="text">
      <style:text-properties fo:font-variant="normal" fo:text-transform="none" fo:color="#000000" fo:letter-spacing="normal" fo:language="uk" fo:country="UA" fo:font-style="italic" fo:font-weight="normal" style:font-name-complex="Times New Roman1"/>
    </style:style>
    <style:style style:name="T57" style:family="text">
      <style:text-properties fo:font-variant="normal" fo:text-transform="none" fo:color="#000000" fo:letter-spacing="normal" fo:font-style="normal" fo:font-weight="normal" officeooo:rsid="0052247e"/>
    </style:style>
    <style:style style:name="T58" style:family="text">
      <style:text-properties fo:font-variant="normal" fo:text-transform="none" fo:color="#000000" fo:letter-spacing="normal" fo:font-style="normal" fo:font-weight="normal" officeooo:rsid="00121e03"/>
    </style:style>
    <style:style style:name="T59" style:family="text">
      <style:text-properties fo:font-variant="normal" fo:text-transform="none" fo:color="#000000" fo:letter-spacing="normal" fo:font-style="normal" fo:font-weight="normal" officeooo:rsid="00502aa8"/>
    </style:style>
    <style:style style:name="T60" style:family="text">
      <style:text-properties fo:font-variant="normal" fo:text-transform="none" fo:color="#000000" fo:letter-spacing="normal" fo:font-style="normal" fo:font-weight="normal" officeooo:rsid="00493da9"/>
    </style:style>
    <style:style style:name="T61" style:family="text">
      <style:text-properties fo:font-variant="normal" fo:text-transform="none" fo:color="#000000" fo:letter-spacing="normal" fo:font-style="normal" fo:font-weight="normal" officeooo:rsid="00121e03" style:font-name-complex="Times New Roman"/>
    </style:style>
    <style:style style:name="T62" style:family="text">
      <style:text-properties fo:font-variant="normal" fo:text-transform="none" fo:color="#000000" fo:letter-spacing="normal" fo:font-style="normal" fo:font-weight="normal" officeooo:rsid="005bf5ee" style:font-name-complex="Times New Roman"/>
    </style:style>
    <style:style style:name="T63" style:family="text">
      <style:text-properties fo:font-variant="normal" fo:text-transform="none" fo:color="#000000" fo:letter-spacing="normal" fo:font-style="normal" fo:font-weight="normal" officeooo:rsid="005ba8e3" style:font-name-complex="Times New Roman"/>
    </style:style>
    <style:style style:name="T64" style:family="text">
      <style:text-properties fo:font-variant="normal" fo:text-transform="none" fo:color="#000000" style:text-position="sub 58%" fo:letter-spacing="normal" fo:font-style="normal" fo:font-weight="normal" officeooo:rsid="00502aa8"/>
    </style:style>
    <style:style style:name="T65" style:family="text">
      <style:text-properties fo:font-variant="normal" fo:text-transform="none" fo:color="#000000" style:text-position="super 58%" fo:letter-spacing="normal" fo:font-style="normal" fo:font-weight="normal" officeooo:rsid="00502aa8"/>
    </style:style>
    <style:style style:name="T66" style:family="text">
      <style:text-properties fo:font-variant="normal" fo:text-transform="none" fo:color="#000000" style:text-position="super 58%" fo:letter-spacing="normal" fo:font-style="normal" fo:font-weight="normal" officeooo:rsid="00493da9"/>
    </style:style>
    <style:style style:name="T67" style:family="text">
      <style:text-properties fo:font-variant="normal" fo:text-transform="none" style:text-line-through-style="none" style:text-line-through-type="none" fo:letter-spacing="normal" fo:font-style="normal" fo:font-weight="normal" officeooo:rsid="00239ad5" style:font-style-asian="normal" style:font-name-complex="Times New Roman1" style:font-style-complex="normal" loext:padding="0in" loext:border="none"/>
    </style:style>
    <style:style style:name="T68" style:family="text">
      <style:text-properties fo:font-variant="normal" fo:text-transform="none" style:text-line-through-style="none" style:text-line-through-type="none" fo:letter-spacing="normal" fo:font-style="normal" fo:font-weight="normal" officeooo:rsid="0075c6ba" style:font-style-asian="normal" style:font-name-complex="Times New Roman1" style:font-style-complex="normal" loext:padding="0in" loext:border="none"/>
    </style:style>
    <style:style style:name="T69" style:family="text">
      <style:text-properties fo:font-variant="normal" fo:text-transform="none" style:text-line-through-style="none" style:text-line-through-type="none" fo:letter-spacing="normal" fo:font-style="normal" fo:font-weight="normal" officeooo:rsid="0072fe1e" style:font-style-asian="normal" style:font-name-complex="Times New Roman1" style:font-style-complex="normal" loext:padding="0in" loext:border="none"/>
    </style:style>
    <style:style style:name="T70" style:family="text">
      <style:text-properties fo:font-variant="normal" fo:text-transform="none" style:text-line-through-style="none" style:text-line-through-type="none" fo:letter-spacing="normal" fo:font-style="normal" fo:font-weight="normal" officeooo:rsid="0066d4f1" style:font-style-asian="normal" style:font-name-complex="Times New Roman1" style:font-style-complex="normal" loext:padding="0in" loext:border="none"/>
    </style:style>
    <style:style style:name="T71" style:family="text">
      <style:text-properties fo:font-variant="normal" fo:text-transform="none" style:text-line-through-style="none" style:text-line-through-type="none" fo:letter-spacing="normal" fo:font-style="italic" fo:font-weight="normal" officeooo:rsid="0075c6ba" style:font-style-asian="italic" style:font-name-complex="Times New Roman1" style:font-style-complex="italic" loext:padding="0in" loext:border="none"/>
    </style:style>
    <style:style style:name="T72" style:family="text">
      <style:text-properties fo:font-variant="normal" fo:text-transform="none" style:text-line-through-style="none" style:text-line-through-type="none" fo:letter-spacing="normal" fo:font-style="italic" fo:font-weight="normal" officeooo:rsid="00239ad5" style:font-style-asian="italic" style:font-name-complex="Times New Roman1" style:font-style-complex="italic" loext:padding="0in" loext:border="none"/>
    </style:style>
    <style:style style:name="T73" style:family="text">
      <style:text-properties fo:font-variant="normal" fo:text-transform="none" style:text-line-through-style="none" style:text-line-through-type="none" style:text-position="sub 58%" fo:letter-spacing="normal" fo:font-style="normal" fo:font-weight="normal" officeooo:rsid="0075c6ba" style:font-style-asian="normal" style:font-name-complex="Times New Roman1" style:font-style-complex="normal" loext:padding="0in" loext:border="none"/>
    </style:style>
    <style:style style:name="T74" style:family="text">
      <style:text-properties fo:font-variant="normal" fo:text-transform="none" style:text-line-through-style="none" style:text-line-through-type="none" style:text-position="sub 58%" fo:letter-spacing="normal" fo:font-style="normal" fo:font-weight="normal" officeooo:rsid="00239ad5" style:font-style-asian="normal" style:font-name-complex="Times New Roman1" style:font-style-complex="normal" loext:padding="0in" loext:border="none"/>
    </style:style>
    <style:style style:name="T75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75c6ba" style:font-style-asian="normal" style:font-name-complex="Times New Roman1" style:font-style-complex="normal" loext:padding="0in" loext:border="none"/>
    </style:style>
    <style:style style:name="T76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7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904bc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8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9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80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8bc7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81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904bc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82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904bc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83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84" style:family="text">
      <style:text-properties officeooo:rsid="00343f22"/>
    </style:style>
    <style:style style:name="T85" style:family="text">
      <style:text-properties fo:color="#212121" fo:language="uk" fo:country="UA" style:text-underline-style="none" style:font-name-complex="Times New Roman" style:language-complex="ar" style:country-complex="SA"/>
    </style:style>
    <style:style style:name="T86" style:family="text">
      <style:text-properties fo:color="#212121" fo:language="uk" fo:country="UA" style:text-underline-style="none" officeooo:rsid="004d91b6" style:font-name-complex="Times New Roman" style:language-complex="ar" style:country-complex="SA"/>
    </style:style>
    <style:style style:name="T87" style:family="text">
      <style:text-properties fo:color="#212121" fo:language="uk" fo:country="UA" style:text-underline-style="none" officeooo:rsid="004d91b6" style:font-name-asian="Calibri" style:font-name-complex="Times New Roman" style:language-complex="ar" style:country-complex="SA"/>
    </style:style>
    <style:style style:name="T88" style:family="text">
      <style:text-properties fo:color="#212121" fo:letter-spacing="-0.0016in" fo:language="uk" fo:country="UA" style:text-underline-style="none" style:font-name-complex="Times New Roman" style:language-complex="ar" style:country-complex="SA"/>
    </style:style>
    <style:style style:name="T89" style:family="text">
      <style:text-properties fo:letter-spacing="-0.0063in"/>
    </style:style>
    <style:style style:name="T90" style:family="text">
      <style:text-properties fo:language="uk" fo:country="UA" officeooo:rsid="002086bd" style:font-name-complex="Times New Roman1"/>
    </style:style>
    <style:style style:name="T91" style:family="text">
      <style:text-properties fo:language="uk" fo:country="UA" officeooo:rsid="0059c8a3" style:font-name-complex="Times New Roman1"/>
    </style:style>
    <style:style style:name="T92" style:family="text">
      <style:text-properties fo:language="uk" fo:country="UA" officeooo:rsid="0022176e" style:font-name-complex="Times New Roman1"/>
    </style:style>
    <style:style style:name="T93" style:family="text">
      <style:text-properties fo:language="uk" fo:country="UA" officeooo:rsid="005bc6c7" style:font-name-complex="Times New Roman1"/>
    </style:style>
    <style:style style:name="T94" style:family="text">
      <style:text-properties fo:language="uk" fo:country="UA" officeooo:rsid="005a3630" style:font-name-complex="Times New Roman1"/>
    </style:style>
    <style:style style:name="T95" style:family="text">
      <style:text-properties fo:language="uk" fo:country="UA" officeooo:rsid="00239ad5" style:font-name-complex="Times New Roman1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Варіант №<text:span text:style-name="T84">6</text:span></text:p>
      <text:p text:style-name="P3"/>
      <text:list xml:id="list834516057" text:style-name="L1">
        <text:list-item>
          <text:p text:style-name="P50"><text:span text:style-name="T53">Вибірки, складені з </text:span><text:span text:style-name="T56">n</text:span><text:span text:style-name="T53"> різних елементів по </text:span><text:span text:style-name="T56">m</text:span><text:span text:style-name="T53"> елементів, що відрізняються хоча б одним елементом, це:</text:span></text:p>
          <text:p text:style-name="P4"><text:span text:style-name="T54">А) комбінація; Б) розміщення; В) перестановка; Г) розміщення з повтореннями; Д) перестановка з повтореннями; </text:span><text:span text:style-name="T55">Е</text:span><text:span text:style-name="T54">) комбінація з повтореннями;</text:span></text:p>
          <text:p text:style-name="P25"/>
        </text:list-item>
        <text:list-item>
          <text:p text:style-name="P51">Виберіть правильну рівність:</text:p>
          <text:p text:style-name="P52"><text:span text:style-name="T57">А</text:span><text:span text:style-name="T58">) </text:span><text:span text:style-name="T59">С</text:span><text:span text:style-name="T64">6</text:span><text:span text:style-name="T65">1</text:span><text:span text:style-name="T58"> </text:span><text:span text:style-name="T59">= С</text:span><text:span text:style-name="T64">6</text:span><text:span text:style-name="T65">6</text:span><text:span text:style-name="T58">; </text:span><text:span text:style-name="T57">Б</text:span><text:span text:style-name="T58">) </text:span><text:span text:style-name="T59">А</text:span><text:span text:style-name="T64">5</text:span><text:span text:style-name="T65">0</text:span><text:span text:style-name="T58"> </text:span><text:span text:style-name="T59">= А</text:span><text:span text:style-name="T64">5</text:span><text:span text:style-name="T65">5</text:span><text:span text:style-name="T58">; </text:span><text:span text:style-name="T57">В</text:span><text:span text:style-name="T58">) </text:span><text:span text:style-name="T59">С</text:span><text:span text:style-name="T64">6</text:span><text:span text:style-name="T65">0</text:span><text:span text:style-name="T58"> </text:span><text:span text:style-name="T59">= С</text:span><text:span text:style-name="T64">6</text:span><text:span text:style-name="T65">6</text:span><text:span text:style-name="T58">; </text:span><text:span text:style-name="T57">Г</text:span><text:span text:style-name="T58">) </text:span><text:span text:style-name="T59">А</text:span><text:span text:style-name="T64">5</text:span><text:span text:style-name="T65">1</text:span><text:span text:style-name="T58"> </text:span><text:span text:style-name="T59">= А</text:span><text:span text:style-name="T64">5</text:span><text:span text:style-name="T66">5</text:span><text:span text:style-name="T58">; </text:span><text:span text:style-name="T57">Д</text:span><text:span text:style-name="T58">) </text:span><text:span text:style-name="T59">С</text:span><text:span text:style-name="T64">6</text:span><text:span text:style-name="T65">1</text:span><text:span text:style-name="T58"> </text:span><text:span text:style-name="T59">= С</text:span><text:span text:style-name="T64">6</text:span><text:span text:style-name="T65">5</text:span><text:span text:style-name="T58">; </text:span><text:span text:style-name="T57">Е</text:span><text:span text:style-name="T60">) </text:span><text:span text:style-name="T59">А</text:span><text:span text:style-name="T64">5</text:span><text:span text:style-name="T65">2</text:span><text:span text:style-name="T58"> </text:span><text:span text:style-name="T59">= А</text:span><text:span text:style-name="T64">5</text:span><text:span text:style-name="T65">3</text:span><text:span text:style-name="T58">; </text:span></text:p>
          <text:p text:style-name="P53"/>
        </text:list-item>
        <text:list-item>
          <text:p text:style-name="P52"><text:span text:style-name="T61">Яких п</text:span><text:span text:style-name="T62">ід</text:span><text:span text:style-name="T61">множин множини А б</text:span><text:span text:style-name="T62">іл</text:span><text:span text:style-name="T61">ьше: тих, що включають множину </text:span><text:span text:style-name="T63">C</text:span><text:span text:style-name="T61">, чи тих, що не включають множину </text:span><text:span text:style-name="T63">C</text:span><text:span text:style-name="T61">?</text:span></text:p>
          <text:p text:style-name="P25"/>
        </text:list-item>
        <text:list-item>
          <text:p text:style-name="P4"><text:span text:style-name="T85">На диск сейфа нанесені </text:span><text:span text:style-name="T86">вісім</text:span><text:span text:style-name="T85"> літер, а код складається із </text:span><text:span text:style-name="T87">шес</text:span><text:span text:style-name="T85">ти літер. Скільки невдалих спроб може зробити людина, яка не знає коду, а знає лише, що він складається з </text:span><text:span text:style-name="T87">шес</text:span><text:span text:style-name="T85">ти літер?</text:span></text:p>
          <text:p text:style-name="P27"/>
        </text:list-item>
        <text:list-item>
          <text:p text:style-name="P5"><text:span text:style-name="T85">Скільки прямих можна провести через вісім точок, з яких ніякі три не лежать на одній</text:span><text:span text:style-name="T88"> </text:span><text:span text:style-name="T85">прямій?</text:span></text:p>
          <text:p text:style-name="P27"/>
        </text:list-item>
        <text:list-item>
          <text:p text:style-name="P6">Скількома способами можна виділити дитині по одному фрукту на день протягом дев’яти днів, якщо є 4 яблука, 3 апельсина і 2<text:span text:style-name="T89"> </text:span>банана? </text:p>
          <text:p text:style-name="P28"/>
        </text:list-item>
        <text:list-item>
          <text:p text:style-name="P7"><text:span text:style-name="T2">Нехай n = p</text:span><text:span text:style-name="T41">1</text:span><text:span text:style-name="T43">α</text:span><text:span text:style-name="T44">1</text:span><text:span text:style-name="T2"> ⋅ p</text:span><text:span text:style-name="T41">2</text:span><text:span text:style-name="T43">α</text:span><text:span text:style-name="T44">2</text:span><text:span text:style-name="T2"> ⋅ ... ⋅ p</text:span><text:span text:style-name="T41">r</text:span><text:span text:style-name="T43">αr</text:span><text:span text:style-name="T2"> - розклад числа n на прості множники. Знайти </text:span><text:span text:style-name="T3">с</text:span><text:span text:style-name="T1">уму всіх дільників числа n.</text:span></text:p>
          <text:p text:style-name="P29"/>
        </text:list-item>
        <text:list-item>
          <text:p text:style-name="P8"><text:span text:style-name="T2">Скількома способами можна розташувати </text:span><text:span text:style-name="T4">13</text:span><text:span text:style-name="T2"> нулів та </text:span><text:span text:style-name="T4">6</text:span><text:span text:style-name="T2"> одиниць так, щоб жодні дві одиниці не стояли поруч?</text:span></text:p>
          <text:p text:style-name="P30"/>
        </text:list-item>
        <text:list-item>
          <text:p text:style-name="P8"><text:span text:style-name="T2">Нехай множина А </text:span><text:span text:style-name="T13">мі</text:span><text:span text:style-name="T2">стить </text:span><text:span text:style-name="T13">n</text:span><text:span text:style-name="T2"> елеме</text:span><text:span text:style-name="T13">н</text:span><text:span text:style-name="T2">т</text:span><text:span text:style-name="T13">і</text:span><text:span text:style-name="T2">в, а множина В — </text:span><text:span text:style-name="T13">m</text:span><text:span text:style-name="T2"> елемент</text:span><text:span text:style-name="T13">ів</text:span><text:span text:style-name="T2">. Визначити </text:span><text:span text:style-name="T13">кі</text:span><text:span text:style-name="T2">ль</text:span><text:span text:style-name="T13">кі</text:span><text:span text:style-name="T2">сть </text:span><text:span text:style-name="T13">і</text:span><text:span text:style-name="T2">н’</text:span><text:span text:style-name="T13">є</text:span><text:span text:style-name="T2">ктивних в</text:span><text:span text:style-name="T13">ід</text:span><text:span text:style-name="T2">пов</text:span><text:span text:style-name="T13">ід</text:span><text:span text:style-name="T2">ностей </text:span><text:span text:style-name="T13">мі</text:span><text:span text:style-name="T2">ж множинами А </text:span><text:span text:style-name="T13">і</text:span><text:span text:style-name="T2"> В.</text:span></text:p>
          <text:p text:style-name="P31"/>
        </text:list-item>
        <text:list-item>
          <text:p text:style-name="P9"><text:span text:style-name="T2">На полиці </text:span><text:span text:style-name="T11">1</text:span><text:span text:style-name="T12">6</text:span><text:span text:style-name="T2"> книг. Скільки існує способів обрати </text:span><text:span text:style-name="T12">9</text:span><text:span text:style-name="T2"> книг, щоб ніякі дві книги не брати поруч?</text:span></text:p>
          <text:p text:style-name="P43"/>
        </text:list-item>
        <text:list-item>
          <text:p text:style-name="P21"><text:span text:style-name="T90">За круглим столом короля Артура сидять 1</text:span><text:span text:style-name="T91">9</text:span><text:span text:style-name="T90"> лицарів. Кожен ворогує зі своїми сусідами. Потрібно обрати </text:span><text:span text:style-name="T91">10</text:span><text:span text:style-name="T90"> лицарів, щоб визволити принцесу. Скільки існує способів обрання лицарів, щоб серед обраних лицарів не було воро</text:span><text:span text:style-name="T92">г</text:span><text:span text:style-name="T90">ів?</text:span></text:p>
          <text:p text:style-name="P22"/>
        </text:list-item>
        <text:list-item>
          <text:p text:style-name="P20"><text:span text:style-name="T92">Ліфт, у якому знаходяться </text:span><text:span text:style-name="T93">2</text:span><text:span text:style-name="T91">7</text:span><text:span text:style-name="T92"> пасажирів, може зупинятись на </text:span><text:span text:style-name="T91">2</text:span><text:span text:style-name="T94">5</text:span><text:span text:style-name="T92"> поверхах. Пасажири виходять групами по </text:span><text:span text:style-name="T52">8</text:span><text:span text:style-name="T92">, </text:span><text:span text:style-name="T91">9</text:span><text:span text:style-name="T92"> і </text:span><text:span text:style-name="T52">10</text:span><text:span text:style-name="T92"> чоловік. Скількома способами це може відбуватись?</text:span></text:p>
          <text:p text:style-name="P23"/>
        </text:list-item>
        <text:list-item>
          <text:p text:style-name="P21"><text:span text:style-name="T95">Скількома способами можна розставити </text:span><text:span text:style-name="T94">1</text:span><text:span text:style-name="T91">1</text:span><text:span text:style-name="T95"> томів зібрання творів І.Я. Франко так, щоб другий </text:span><text:span text:style-name="T91">і третій</text:span><text:span text:style-name="T95"> томи не стояли поруч?</text:span></text:p>
          <text:p text:style-name="P46"/>
        </text:list-item>
        <text:list-item>
          <text:p text:style-name="P54"><text:span text:style-name="T67">Довести, що сума в</text:span><text:span text:style-name="T68">сі</text:span><text:span text:style-name="T67">х коеф</text:span><text:span text:style-name="T69">іціє</text:span><text:span text:style-name="T67">нт</text:span><text:span text:style-name="T68">і</text:span><text:span text:style-name="T67">в пол</text:span><text:span text:style-name="T68">ін</text:span><text:span text:style-name="T67">омного розкладу (</text:span><text:span text:style-name="T71">x</text:span><text:span text:style-name="T73">1</text:span><text:span text:style-name="T67"> + </text:span><text:span text:style-name="T72">х</text:span><text:span text:style-name="T74">2</text:span><text:span text:style-name="T67"> + ... + </text:span><text:span text:style-name="T72">х</text:span><text:span text:style-name="T73">k</text:span><text:span text:style-name="T67">)</text:span><text:span text:style-name="T75">n </text:span><text:span text:style-name="T67">дор</text:span><text:span text:style-name="T68">і</text:span><text:span text:style-name="T67">вню</text:span><text:span text:style-name="T70">є</text:span><text:span text:style-name="T67"> </text:span><text:span text:style-name="T68">k</text:span><text:span text:style-name="T75">n</text:span><text:span text:style-name="T67">.</text:span></text:p>
          <text:p text:style-name="P32"/>
        </text:list-item>
        <text:list-item>
          <text:p text:style-name="P10"><text:span text:style-name="T2">В колоді </text:span><text:span text:style-name="T6">36</text:span><text:span text:style-name="T2"> карт - 4 кольори з номерами від 1 до </text:span><text:span text:style-name="T6">9</text:span><text:span text:style-name="T2">. Скільки існує способів витягнути </text:span><text:span text:style-name="T5">6</text:span><text:span text:style-name="T2"> карт так, щоб це було </text:span><text:span text:style-name="T5">6</text:span><text:span text:style-name="T2"> послідовних за номером карт одного кольору?</text:span></text:p>
          <text:p text:style-name="P33"/>
        </text:list-item>
        <text:list-item>
          <text:p text:style-name="P10"><text:span text:style-name="T2">Нехай множина М </text:span><text:span text:style-name="T14">мі</text:span><text:span text:style-name="T2">стить </text:span><text:span text:style-name="T14">n</text:span><text:span text:style-name="T2"> елемент</text:span><text:span text:style-name="T14">і</text:span><text:span text:style-name="T2">в. Визначити кількість</text:span><text:span text:style-name="T15">:</text:span><text:span text:style-name="T2"> </text:span></text:p>
          <text:p text:style-name="P10"><text:span text:style-name="T15">а) </text:span><text:span text:style-name="T2">нерефлексивних в</text:span><text:span text:style-name="T14">ід</text:span><text:span text:style-name="T2">ношень на множині М; </text:span></text:p>
          <text:p text:style-name="P10"><text:span text:style-name="T16">б) </text:span><text:span text:style-name="T2">нерефлексивних </text:span><text:span text:style-name="T17">і</text:span><text:span text:style-name="T2"> неантирефлексивних в</text:span><text:span text:style-name="T14">ід</text:span><text:span text:style-name="T2">ношень на множині М.</text:span></text:p>
          <text:p text:style-name="P34"/>
        </text:list-item>
        <text:list-item>
          <text:p text:style-name="P11"><text:soft-page-break/><text:span text:style-name="T2">Прапор складається з 1</text:span><text:span text:style-name="T7">6</text:span><text:span text:style-name="T2"> горизонтальних смуг </text:span><text:span text:style-name="T7">8</text:span><text:span text:style-name="T5"> різних</text:span><text:span text:style-name="T2"> кольорів, причому довільні дві сусідні смуги повинні мати різні кольори. Скільк</text:span><text:span text:style-name="T5">и</text:span><text:span text:style-name="T2"> </text:span><text:span text:style-name="T5">існує різних прапорів з такими властивостями</text:span><text:span text:style-name="T2">?</text:span></text:p>
          <text:p text:style-name="P34"/>
        </text:list-item>
        <text:list-item>
          <text:p text:style-name="P12"><text:span text:style-name="T2">Необхідно скласти </text:span><text:span text:style-name="T7">9</text:span><text:span text:style-name="T2"> іспит</text:span><text:span text:style-name="T8">ів</text:span><text:span text:style-name="T2"> на протязі </text:span><text:span text:style-name="T8">1</text:span><text:span text:style-name="T7">2</text:span><text:span text:style-name="T2"> днів. Скількома способами це можна зробити?</text:span></text:p>
          <text:p text:style-name="P35"/>
        </text:list-item>
        <text:list-item>
          <text:p text:style-name="P12"><text:span text:style-name="T2">В скрині кулі </text:span><text:span text:style-name="T10">8</text:span><text:span text:style-name="T2">-</text:span><text:span text:style-name="T10">и</text:span><text:span text:style-name="T2"> кольорів. Яку найменшу кількість куль треба узяти, щоб серед них </text:span><text:span text:style-name="T9">(обов’язково) </text:span><text:span text:style-name="T2">було </text:span><text:span text:style-name="T10">14</text:span><text:span text:style-name="T2"> куль одного кольору?</text:span></text:p>
          <text:p text:style-name="P44"/>
        </text:list-item>
        <text:list-item>
          <text:p text:style-name="P13"><text:span text:style-name="T2">В скрині </text:span><text:span text:style-name="T10">9</text:span><text:span text:style-name="T2"> чорних, </text:span><text:span text:style-name="T10">8</text:span><text:span text:style-name="T2"> білих, 1</text:span><text:span text:style-name="T10">6</text:span><text:span text:style-name="T2"> червоних, 1</text:span><text:span text:style-name="T10">7</text:span><text:span text:style-name="T2"> зелених куль. Яку найменшу кількість куль треба узяти, щоб серед них </text:span><text:span text:style-name="T9">(обов’язково) </text:span><text:span text:style-name="T2">було </text:span><text:span text:style-name="T10">14</text:span><text:span text:style-name="T2"> куль одного кольору?</text:span></text:p>
          <text:p text:style-name="P36"/>
        </text:list-item>
        <text:list-item>
          <text:p text:style-name="P14"><text:span text:style-name="T2">Скільки існує різних способів роздати </text:span><text:span text:style-name="T18">f</text:span><text:span text:style-name="T2">1 троянд, </text:span><text:span text:style-name="T18">f</text:span><text:span text:style-name="T2">2 гвоздик, </text:span><text:span text:style-name="T18">f</text:span><text:span text:style-name="T2">3 волошок </text:span><text:span text:style-name="T18">g</text:span><text:span text:style-name="T2"> дівчатам?</text:span></text:p>
          <text:p text:style-name="P37"/>
        </text:list-item>
        <text:list-item>
          <text:p text:style-name="P15"><text:span text:style-name="T2">Компанiя, </text:span><text:span text:style-name="T19">що</text:span><text:span text:style-name="T2"> складається з 10 подружнiх пар, розбивається на 5 груп по 4 людини для прогулянки на човнах. Скiлькома способами можна розбити компанію так, щоб в одному човнi були 2 чоловiк</text:span><text:span text:style-name="T14">и</text:span><text:span text:style-name="T2"> та 2 жiнк</text:span><text:span text:style-name="T14">и</text:span><text:span text:style-name="T2">?</text:span></text:p>
          <text:p text:style-name="P38"/>
        </text:list-item>
        <text:list-item>
          <text:p text:style-name="P16"><text:span text:style-name="T20">Нехай </text:span><text:span text:style-name="T2">a</text:span><text:span text:style-name="T41">1</text:span><text:span text:style-name="T2">, a</text:span><text:span text:style-name="T41">2</text:span><text:span text:style-name="T2">, ..., a</text:span><text:span text:style-name="T41">n</text:span><text:span text:style-name="T2"> - довільні різні натуральні числа. Довести, що тоді або одне з них, або різниця яких-небудь двох буде ділитися на n.</text:span></text:p>
          <text:p text:style-name="P39"/>
        </text:list-item>
        <text:list-item>
          <text:p text:style-name="P17"><text:span text:style-name="T2">Довести, що </text:span><text:span text:style-name="T21">C</text:span><text:span text:style-name="T42">n+1</text:span><text:span text:style-name="T45">k </text:span><text:span text:style-name="T21">= C</text:span><text:span text:style-name="T42">n</text:span><text:span text:style-name="T45">k</text:span><text:span text:style-name="T21"> + <text:s/>C</text:span><text:span text:style-name="T42">n</text:span><text:span text:style-name="T45">k-1</text:span><text:span text:style-name="T21">.</text:span></text:p>
          <text:p text:style-name="P26"/>
        </text:list-item>
        <text:list-item>
          <text:p text:style-name="P17"><text:span text:style-name="T76">Довести, що </text:span><text:span text:style-name="T77">C</text:span><text:span text:style-name="T81">n</text:span><text:span text:style-name="T82">0</text:span><text:span text:style-name="T77"> + C</text:span><text:span text:style-name="T81">n</text:span><text:span text:style-name="T82">2</text:span><text:span text:style-name="T77"> + C</text:span><text:span text:style-name="T81">n</text:span><text:span text:style-name="T82">4</text:span><text:span text:style-name="T77"> + ... + C</text:span><text:span text:style-name="T81">n</text:span><text:span text:style-name="T82">k</text:span><text:span text:style-name="T77"> </text:span><text:span text:style-name="T78">= </text:span><text:span text:style-name="T79">2</text:span><text:span text:style-name="T83">n-1</text:span><text:span text:style-name="T77">, де </text:span><text:span text:style-name="T78">k=</text:span><text:span text:style-name="T80">2[</text:span><text:span text:style-name="T78">n/</text:span><text:span text:style-name="T80">2].</text:span></text:p>
          <text:p text:style-name="P40"/>
        </text:list-item>
        <text:list-item>
          <text:p text:style-name="P41">Скільки існує 6-значних чисел, у яких сума цифр парна? </text:p>
          <text:p text:style-name="P41"/>
        </text:list-item>
        <text:list-item>
          <text:p text:style-name="P41">60% студентів читають журнал “Лель”, 50% - журнал “Дзвін”, 50% - журнал “Компаньйон”, 30% - журнали “Лель” та “Дзвін”, 20% - журнали “Дзвін” та “Компаньйон”, 40% - журнали “Лель” та “Компаньйон”, 10% - журнали “Лель”, “Дзвін” та “Компаньйон”.</text:p>
          <text:p text:style-name="P24"><text:span text:style-name="T27">в) </text:span><text:span text:style-name="T38">Скільки студентів читає рівно 2 журнал</text:span><text:span text:style-name="T39">и</text:span><text:span text:style-name="T38">?</text:span><text:span text:style-name="T26"> </text:span></text:p>
          <text:p text:style-name="P24"><text:span text:style-name="T27">а) </text:span><text:span text:style-name="T26">Скільки студентів не читає жодного журналу?</text:span></text:p>
          <text:p text:style-name="P24"><text:span text:style-name="T27">б) </text:span><text:span text:style-name="T38">Скільки студентів читає тільки “Дзвін”?</text:span></text:p>
          <text:p text:style-name="P45"/>
        </text:list-item>
        <text:list-item>
          <text:p text:style-name="P45">В групі 13 студентів, причому кожний володіє хоча б однією мовою програмування. 10 знають Паскаль, 7 - Фортран, 6 - Бейсик. 5 знають і Паскаль і Фортран, 4 - Паскаль і Бейсик, 3 - Фортран і Бейсик.</text:p>
          <text:p text:style-name="P24"><text:span text:style-name="T27">а) </text:span><text:span text:style-name="T26">Скільки студентів знає всі 3 мови?</text:span></text:p>
          <text:p text:style-name="P18"><text:span text:style-name="T22">б) </text:span><text:span text:style-name="T2">Скільки студентів знає не менше 2 </text:span><text:span text:style-name="T23">мо</text:span><text:span text:style-name="T2">в?</text:span></text:p>
          <text:p text:style-name="P42"/>
        </text:list-item>
        <text:list-item>
          <text:p text:style-name="P18"><text:span text:style-name="T25">Знайти розв’язок рекурентного співвідношення:</text:span><text:span text:style-name="T28"> </text:span></text:p>
          <text:p text:style-name="P19"><text:span text:style-name="T29">a</text:span><text:span text:style-name="T47">n</text:span><text:span text:style-name="T49">+2 </text:span><text:span text:style-name="T28">= 3·</text:span><text:span text:style-name="T29">a</text:span><text:span text:style-name="T47">n</text:span><text:span text:style-name="T49">+1 </text:span><text:span text:style-name="T28">+ 10·</text:span><text:span text:style-name="T29">a</text:span><text:span text:style-name="T47">n </text:span><text:span text:style-name="T28">+ 3</text:span><text:span text:style-name="T51">n</text:span><text:span text:style-name="T28">(20</text:span><text:span text:style-name="T29">n </text:span><text:span text:style-name="T28">– 58), </text:span><text:span text:style-name="T29">a</text:span><text:span text:style-name="T49">0 </text:span><text:span text:style-name="T28">= 8, </text:span><text:span text:style-name="T29">a</text:span><text:span text:style-name="T49">1 </text:span><text:span text:style-name="T28">=</text:span><text:span text:style-name="T37"> </text:span><text:span text:style-name="T28">–23.</text:span></text:p>
          <text:p text:style-name="P48"/>
        </text:list-item>
        <text:list-item>
          <text:p text:style-name="P47">Методом твірних функцій знайти розв’язок рекурентного співвідношення: </text:p>
          <text:p text:style-name="P19"><text:span text:style-name="T30">a</text:span><text:span text:style-name="T50">n</text:span><text:span text:style-name="T48"> </text:span><text:span text:style-name="T30">= </text:span><text:span text:style-name="T33">2</text:span><text:span text:style-name="T30">·a</text:span><text:span text:style-name="T50">n-1</text:span><text:span text:style-name="T30"> </text:span><text:span text:style-name="T31">+ </text:span><text:span text:style-name="T33">2</text:span><text:span text:style-name="T46">n</text:span><text:span text:style-name="T34">,</text:span><text:span text:style-name="T30"> </text:span><text:span text:style-name="T24">при</text:span><text:span text:style-name="T32"> </text:span><text:span text:style-name="T34">n</text:span><text:span text:style-name="T32">&gt;</text:span><text:span text:style-name="T36">0</text:span><text:span text:style-name="T35">, </text:span><text:span text:style-name="T30">a</text:span><text:span text:style-name="T50">0 </text:span><text:span text:style-name="T30">= </text:span><text:span text:style-name="T33">1</text:span><text:span text:style-name="T34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370" style:display-name="ListLabel 370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71" style:display-name="ListLabel 371" style:family="text">
      <style:text-properties fo:language="uk" fo:country="UA" style:language-asian="en" style:country-asian="US" style:language-complex="ar" style:country-complex="SA"/>
    </style:style>
    <style:style style:name="ListLabel_20_372" style:display-name="ListLabel 372" style:family="text">
      <style:text-properties fo:language="uk" fo:country="UA" style:language-asian="en" style:country-asian="US" style:language-complex="ar" style:country-complex="SA"/>
    </style:style>
    <style:style style:name="ListLabel_20_373" style:display-name="ListLabel 373" style:family="text">
      <style:text-properties fo:language="uk" fo:country="UA" style:language-asian="en" style:country-asian="US" style:language-complex="ar" style:country-complex="SA"/>
    </style:style>
    <style:style style:name="ListLabel_20_374" style:display-name="ListLabel 374" style:family="text">
      <style:text-properties fo:language="uk" fo:country="UA" style:language-asian="en" style:country-asian="US" style:language-complex="ar" style:country-complex="SA"/>
    </style:style>
    <style:style style:name="ListLabel_20_375" style:display-name="ListLabel 375" style:family="text">
      <style:text-properties fo:language="uk" fo:country="UA" style:language-asian="en" style:country-asian="US" style:language-complex="ar" style:country-complex="SA"/>
    </style:style>
    <style:style style:name="ListLabel_20_376" style:display-name="ListLabel 376" style:family="text">
      <style:text-properties fo:language="uk" fo:country="UA" style:language-asian="en" style:country-asian="US" style:language-complex="ar" style:country-complex="SA"/>
    </style:style>
    <style:style style:name="ListLabel_20_377" style:display-name="ListLabel 377" style:family="text">
      <style:text-properties fo:language="uk" fo:country="UA" style:language-asian="en" style:country-asian="US" style:language-complex="ar" style:country-complex="SA"/>
    </style:style>
    <style:style style:name="ListLabel_20_378" style:display-name="ListLabel 378" style:family="text">
      <style:text-properties fo:language="uk" fo:country="UA" style:language-asian="en" style:country-asian="US" style:language-complex="ar" style:country-complex="SA"/>
    </style:style>
    <style:style style:name="ListLabel_20_10" style:display-name="ListLabel 10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2" style:display-name="ListLabel 12" style:family="text">
      <style:text-properties fo:language="uk" fo:country="UA" style:language-asian="en" style:country-asian="US" style:language-complex="ar" style:country-complex="SA"/>
    </style:style>
    <style:style style:name="ListLabel_20_13" style:display-name="ListLabel 13" style:family="text">
      <style:text-properties fo:language="uk" fo:country="UA" style:language-asian="en" style:country-asian="US" style:language-complex="ar" style:country-complex="SA"/>
    </style:style>
    <style:style style:name="ListLabel_20_14" style:display-name="ListLabel 14" style:family="text">
      <style:text-properties fo:language="uk" fo:country="UA" style:language-asian="en" style:country-asian="US" style:language-complex="ar" style:country-complex="SA"/>
    </style:style>
    <style:style style:name="ListLabel_20_15" style:display-name="ListLabel 15" style:family="text">
      <style:text-properties fo:language="uk" fo:country="UA" style:language-asian="en" style:country-asian="US" style:language-complex="ar" style:country-complex="SA"/>
    </style:style>
    <style:style style:name="ListLabel_20_16" style:display-name="ListLabel 16" style:family="text">
      <style:text-properties fo:language="uk" fo:country="UA" style:language-asian="en" style:country-asian="US" style:language-complex="ar" style:country-complex="SA"/>
    </style:style>
    <style:style style:name="ListLabel_20_17" style:display-name="ListLabel 17" style:family="text">
      <style:text-properties fo:language="uk" fo:country="UA" style:language-asian="en" style:country-asian="US" style:language-complex="ar" style:country-complex="SA"/>
    </style:style>
    <style:style style:name="ListLabel_20_18" style:display-name="ListLabel 18" style:family="text">
      <style:text-properties fo:language="uk" fo:country="UA" style:language-asian="en" style:country-asian="US" style:language-complex="ar" style:country-complex="SA"/>
    </style:style>
    <style:style style:name="ListLabel_20_298" style:display-name="ListLabel 298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0" style:num-format="1">
        <style:list-level-properties text:list-level-position-and-space-mode="label-alignment">
          <style:list-level-label-alignment text:label-followed-by="listtab" fo:text-indent="-0.2319in" fo:margin-left="0.4736in"/>
        </style:list-level-properties>
      </text:list-level-style-number>
      <text:list-level-style-bullet text:level="2" text:style-name="ListLabel_20_371" text:bullet-char="•">
        <style:list-level-properties text:list-level-position-and-space-mode="label-alignment">
          <style:list-level-label-alignment text:label-followed-by="listtab" fo:text-indent="-0.2319in" fo:margin-left="1.178in"/>
        </style:list-level-properties>
      </text:list-level-style-bullet>
      <text:list-level-style-bullet text:level="3" text:style-name="ListLabel_20_372" text:bullet-char="•">
        <style:list-level-properties text:list-level-position-and-space-mode="label-alignment">
          <style:list-level-label-alignment text:label-followed-by="listtab" fo:text-indent="-0.2319in" fo:margin-left="1.8835in"/>
        </style:list-level-properties>
      </text:list-level-style-bullet>
      <text:list-level-style-bullet text:level="4" text:style-name="ListLabel_20_373" text:bullet-char="•">
        <style:list-level-properties text:list-level-position-and-space-mode="label-alignment">
          <style:list-level-label-alignment text:label-followed-by="listtab" fo:text-indent="-0.2319in" fo:margin-left="2.589in"/>
        </style:list-level-properties>
      </text:list-level-style-bullet>
      <text:list-level-style-bullet text:level="5" text:style-name="ListLabel_20_374" text:bullet-char="•">
        <style:list-level-properties text:list-level-position-and-space-mode="label-alignment">
          <style:list-level-label-alignment text:label-followed-by="listtab" fo:text-indent="-0.2319in" fo:margin-left="3.2945in"/>
        </style:list-level-properties>
      </text:list-level-style-bullet>
      <text:list-level-style-bullet text:level="6" text:style-name="ListLabel_20_375" text:bullet-char="•">
        <style:list-level-properties text:list-level-position-and-space-mode="label-alignment">
          <style:list-level-label-alignment text:label-followed-by="listtab" fo:text-indent="-0.2319in" fo:margin-left="4in"/>
        </style:list-level-properties>
      </text:list-level-style-bullet>
      <text:list-level-style-bullet text:level="7" text:style-name="ListLabel_20_376" text:bullet-char="•">
        <style:list-level-properties text:list-level-position-and-space-mode="label-alignment">
          <style:list-level-label-alignment text:label-followed-by="listtab" fo:text-indent="-0.2319in" fo:margin-left="4.7055in"/>
        </style:list-level-properties>
      </text:list-level-style-bullet>
      <text:list-level-style-bullet text:level="8" text:style-name="ListLabel_20_377" text:bullet-char="•">
        <style:list-level-properties text:list-level-position-and-space-mode="label-alignment">
          <style:list-level-label-alignment text:label-followed-by="listtab" fo:text-indent="-0.2319in" fo:margin-left="5.411in"/>
        </style:list-level-properties>
      </text:list-level-style-bullet>
      <text:list-level-style-bullet text:level="9" text:style-name="ListLabel_20_378" text:bullet-char="•">
        <style:list-level-properties text:list-level-position-and-space-mode="label-alignment">
          <style:list-level-label-alignment text:label-followed-by="listtab" fo:text-indent="-0.2319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7pt" style:font-size-asian="7pt"/>
    </style:style>
    <style:style style:name="MP2" style:family="paragraph" style:parent-style-name="Frame_20_contents">
      <style:paragraph-properties fo:margin-left="0.0417in" fo:margin-right="0in" fo:margin-top="0.0071in" fo:margin-bottom="0in" loext:contextual-spacing="false" fo:text-align="start" style:justify-single-word="false" fo:text-indent="0in" style:auto-text-indent="false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8335in" fo:margin-bottom="0.5555in" fo:margin-left="0.7083in" fo:margin-right="0.2638in" style:writing-mode="lr-tb" style:layout-grid-color="#c0c0c0" style:layout-grid-lines="2395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07in" fo:margin-left="0in" fo:margin-right="0in" fo:margin-top="0.1417in" style:dynamic-spacing="true"/>
      </style:footer-style>
    </style:page-layout>
  </office:automatic-styles>
  <office:master-styles>
    <style:master-page style:name="Standard" style:page-layout-name="Mpm1"/>
    <style:master-page style:name="Converted19" style:page-layout-name="Mpm2">
      <style:footer>
        <text:p text:style-name="MP1"><draw:frame draw:style-name="Mfr1" draw:name="19" text:anchor-type="char" svg:x="7.661in" svg:y="10.2362in" svg:width="0.2937in" svg:height="0.1811in" draw:z-index="0"><draw:text-box><text:p text:style-name="MP2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2-07T11:16:41.263183342</dc:date>
    <meta:editing-cycles>45</meta:editing-cycles>
    <meta:editing-duration>PT14H48M4S</meta:editing-duration>
    <meta:generator>LibreOffice/6.4.6.2$Linux_X86_64 LibreOffice_project/40$Build-2</meta:generator>
    <meta:document-statistic meta:table-count="0" meta:image-count="0" meta:object-count="0" meta:page-count="2" meta:paragraph-count="43" meta:word-count="733" meta:character-count="4244" meta:non-whitespace-character-count="3573"/>
  </office:meta>
</office:document-meta>
</file>